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Lucida Sans Unicode" svg:font-family="'Lucida Sans Unicode'"/>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9in" style:page-number="auto"/>
      <style:text-properties fo:font-size="7.5pt" style:font-size-asian="7.5pt" style:font-size-complex="7.5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46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272in" style:type="right"/>
        </style:tab-stops>
      </style:paragraph-properties>
    </style:style>
    <style:style style:name="P6"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9"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10"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3" style:family="paragraph" style:parent-style-name="Body_20_text_20__28_6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15" style:family="paragraph" style:parent-style-name="Body_20_text_20__28_5_29_" style:master-page-name="">
      <style:paragraph-properties fo:margin-left="0in" fo:margin-right="0in" fo:margin-top="0in" fo:margin-bottom="0in" loext:contextual-spacing="false" fo:line-height="0.0972in" fo:text-align="start" style:justify-single-word="false" fo:text-indent="0.1665in" style:auto-text-indent="false" style:page-number="auto"/>
    </style:style>
    <style:style style:name="P16" style:family="paragraph" style:parent-style-name="Body_20_text_20__28_3_29_" style:master-page-name="PageStyle0">
      <style:paragraph-properties fo:margin-left="0.0417in" fo:margin-right="0in" fo:margin-top="0in" fo:margin-bottom="0.0453in" loext:contextual-spacing="false" fo:line-height="0.1181in" fo:text-indent="0in" style:auto-text-indent="false" style:page-number="255"/>
    </style:style>
    <style:style style:name="P17" style:family="paragraph" style:parent-style-name="Heading_20__23_1" style:master-page-name="">
      <style:paragraph-properties fo:margin-left="0.0417in" fo:margin-right="0in" fo:margin-top="0in" fo:margin-bottom="0in" loext:contextual-spacing="false" fo:line-height="0.1807in" fo:keep-together="always" fo:text-indent="0in" style:auto-text-indent="false" style:page-number="auto" fo:keep-with-next="always"/>
    </style:style>
    <style:style style:name="P18"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99in"/>
        </style:tab-stops>
      </style:paragraph-properties>
    </style:style>
    <style:style style:name="P19"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in" style:auto-text-indent="false" style:page-number="256"/>
    </style:style>
    <style:style style:name="P20"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1"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2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23"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4"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5"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6"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27"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07in"/>
        </style:tab-stops>
      </style:paragraph-properties>
    </style:style>
    <style:style style:name="P28" style:family="paragraph" style:parent-style-name="Body_20_text_20__28_2_29_" style:master-page-name="PageStyle2">
      <style:paragraph-properties fo:margin-left="0.2083in" fo:margin-right="0in" fo:margin-top="0in" fo:margin-bottom="0in" loext:contextual-spacing="false" fo:text-align="justify" style:justify-single-word="false" fo:text-indent="0in" style:auto-text-indent="false" style:page-number="257"/>
    </style:style>
    <style:style style:name="P29"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30"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16in"/>
        </style:tab-stops>
      </style:paragraph-properties>
    </style:style>
    <style:style style:name="P31"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2"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33"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34" style:family="paragraph" style:parent-style-name="Body_20_text_20__28_6_29_" style:list-style-name="L6" style:master-page-name="">
      <style:paragraph-properties fo:margin-left="0.1945in" fo:margin-right="0in" fo:margin-top="0in" fo:margin-bottom="0in" loext:contextual-spacing="false" fo:text-indent="-0.1945in" style:auto-text-indent="false" style:page-number="auto">
        <style:tab-stops>
          <style:tab-stop style:position="0.0256in"/>
        </style:tab-stops>
      </style:paragraph-properties>
    </style:style>
    <style:style style:name="P35" style:family="paragraph" style:parent-style-name="Body_20_text_20__28_6_29_" style:list-style-name="L6" style:master-page-name="">
      <style:paragraph-properties fo:margin-left="0.1945in" fo:margin-right="0in" fo:margin-top="0in" fo:margin-bottom="0in" loext:contextual-spacing="false" fo:text-indent="-0.1945in" style:auto-text-indent="false" style:page-number="auto">
        <style:tab-stops>
          <style:tab-stop style:position="0.0291in"/>
        </style:tab-stops>
      </style:paragraph-properties>
    </style:style>
    <style:style style:name="P36" style:family="paragraph" style:parent-style-name="Body_20_text_20__28_6_29_" style:list-style-name="L6" style:master-page-name="">
      <style:paragraph-properties fo:margin-left="0.1945in" fo:margin-right="0in" fo:margin-top="0in" fo:margin-bottom="0in" loext:contextual-spacing="false" fo:text-indent="-0.1945in" style:auto-text-indent="false" style:page-number="auto">
        <style:tab-stops>
          <style:tab-stop style:position="0.0327in"/>
        </style:tab-stops>
      </style:paragraph-properties>
    </style:style>
    <style:style style:name="P37" style:family="paragraph" style:parent-style-name="Body_20_text_20__28_6_29_" style:list-style-name="L6" style:master-page-name="">
      <style:paragraph-properties fo:margin-left="0.1945in" fo:margin-right="0in" fo:margin-top="0in" fo:margin-bottom="0in" loext:contextual-spacing="false" fo:text-indent="-0.1945in" style:auto-text-indent="false" style:page-number="auto">
        <style:tab-stops>
          <style:tab-stop style:position="0.0425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4016in" fo:margin-right="1.9819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4016in" fo:margin-right="1.9819in" style:editable="false">
        <style:columns fo:column-count="2" fo:column-gap="0.0902in">
          <style:column style:rel-width="32767*" fo:start-indent="0in" fo:end-indent="0.0453in"/>
          <style:column style:rel-width="32768*" fo:start-indent="0.0453in" fo:end-indent="0in"/>
        </style:columns>
      </style:section-properties>
    </style:style>
    <style:style style:name="Sect4" style:family="section">
      <style:section-properties fo:margin-left="2.0366in" fo:margin-right="2.3346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4"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4"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20"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27"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6"><text:span text:style-name="CharStyle4">THE FIRST EPISTLE OF PAUL THE APOSTLE TO THE</text:span></text:p>
        <text:h text:style-name="P17" text:outline-level="1"><text:bookmark-start text:name="bookmark0"/><text:span text:style-name="CharStyle9">THESSALONIANS</text:span><text:bookmark-end text:name="bookmark0"/></text:h>
      </text:section>
      <text:section text:style-name="Sect2" text:name="Section1">
        <text:p text:style-name="P2"/>
        <text:p text:style-name="P1"/>
      </text:section>
      <text:section text:style-name="Sect3" text:name="Section2">
        <text:p text:style-name="Body_20_text_20__28_4_29__20__2b__20_DropCap2">I<text:span text:style-name="CharStyle11">Paul and Silvanus and Timo- theus, to the church o! the Thessalonians in God the Father and the Lord Jesus Christ: grace and peace to you.</text:span></text:p>
        <text:list xml:id="list7077135919147986448" text:style-name="L1">
          <text:list-item>
            <text:p text:style-name="P18"><text:span text:style-name="CharStyle14"><text:tab/>We always thank God for you all when we mention you con- 3 stantly in our prayers, as we recall your active faith and la­bour of love and patient hope in our Lord Jesus Christ, before 4 our God and Father. </text:span><text:span text:style-name="CharStyle15">0</text:span><text:span text:style-name="CharStyle14"> brothers beloved by God, we know he has 5 chosen you; for our gospel came to you not with mere words but with power and with the holy Spirit, with ample conviction on our part (you know what we were to you, for your own good), 6 and you started to copy us and the Lord, welcoming the word, though it brought you heavy trouble, with a joy inspired by 7 the holy Spirit. Thus you be­came a pattern to all the believ­ers in Macedonia and in Achaia; 8 for the word of the Lord has re­sounded from you not only through Macedonia and Achaia —no, your faith in God has reached every place. We never 9 need to speak about it. People tell us of their own accord about the visit we paid to you, and how you turned to God from idols, to serve a living and a real God io and to wait for the coming of his Son from heaven—the Son whom he raised from the dead, Jesus who rescues us from the Wrath to come.</text:span></text:p>
          </text:list-item>
        </text:list>
        <text:p text:style-name="Body_20_text_20__28_4_29__20__2b__20_DropCap1">2<text:span text:style-name="CharStyle11"> But you remember your­selves, brothers, that our visit 2 to you was no failure. At Phi­lippi, as you know, we had been ill-treated and insulted, but we</text:span></text:p>
        <text:p text:style-name="P8"><text:span text:style-name="CharStyle14">took courage and confidence in our God to tell you the gospel of God in spite of all the strain. For the appeal we make does not </text:span><text:span text:style-name="CharStyle15">3 </text:span><text:span text:style-name="CharStyle14">spring from any delusion or from impure motives—it does not work by cunning; no, God has 4 attested our fitness to be en­trusted with the gospel, and so we tell the gospel not to satisfy men but to satisfy the God who tests our hearts. We never re- </text:span><text:span text:style-name="CharStyle15">5 </text:span><text:span text:style-name="CharStyle14">sorted to flattery (you know that), nor to any pretext for self- seeking (God is witness to that); we never sought honour from 6 men, from you or from anybody else, though as apostles of Christ we had the power of claiming to be men of weight; no, we be- </text:span><text:span text:style-name="CharStyle17">7 </text:span><text:span text:style-name="CharStyle14">haved gently when we were among you, like a nursing mother cherishing her own chil­dren, fain, in our yearning af- 8 fection for you, to impart not only the gospel of God to you but our very souls as well—you had so won our love.</text:span></text:p>
        <text:p text:style-name="P12"><text:span text:style-name="CharStyle14">Brothers, you recollect our </text:span><text:span text:style-name="CharStyle15">9 </text:span><text:span text:style-name="CharStyle14">hard labour and toil, how we worked at our trade night and day, when we preached the gos­pel to you, so as not to be a burden to any of you. You are io witnesses, and so is God, to our behaviour among you believers, how pious and upright and blameless it was, how (as you n know) we treated each of you as a father treats his children, be­seeching you, encouraging you, and charging you to lead a life </text:span><text:span text:style-name="CharStyle18">ia </text:span><text:span text:style-name="CharStyle14">worthy of the God who called you to his own realm and glory.</text:span></text:p>
        <text:p text:style-name="P12"><text:span text:style-name="CharStyle14">We constantly thank God for 13</text:span></text:p>
      </text:section>
      <text:section text:style-name="Sect4" text:name="Section3">
        <text:p text:style-name="P19"><text:span text:style-name="CharStyle14">this too, that when you received the word of the divine message from us, you took it. not as a human word but for what it really is, the word of God. It proves effective in you believers,</text:span></text:p>
        <text:list xml:id="list5633551936210646448" text:style-name="L2">
          <text:list-item>
            <text:p text:style-name="P20"><text:span text:style-name="CharStyle14"><text:tab/>for you have started, my broth­ers, to copy the churches of God in Christ Jesus throughout Ju­daea; you have suffered from your compatriots just as they have suffered from the Jews,</text:span></text:p>
          </text:list-item>
          <text:list-item>
            <text:p text:style-name="P20"><text:span text:style-name="CharStyle14"><text:tab/>who killed the Lord Jesus and the prophets, who harassed our-</text:span></text:p>
          </text:list-item>
          <text:list-item>
            <text:p text:style-name="P20"><text:span text:style-name="CharStyle14"><text:tab/>selves, who offend God and oppose all men by hindering us from speaking words of salva­tion to the Gentiles. So they would fill up the measure of their sins to the last drop! But the Wrath is on them to the bitter end!</text:span></text:p>
          </text:list-item>
          <text:list-item>
            <text:p text:style-name="P21"><text:span text:style-name="CharStyle14"><text:tab/>Brothers, when we were bereft of you for a little while (out of sight, not out of mind), we were the more eager to see you; we</text:span></text:p>
          </text:list-item>
          <text:list-item>
            <text:p text:style-name="P23"><text:span text:style-name="CharStyle14"><text:tab/>had a keen longing for you. (We did want to reach you—I did, I Paul, more than once—but Sa-</text:span></text:p>
          </text:list-item>
          <text:list-item>
            <text:p text:style-name="P24"><text:span text:style-name="CharStyle14"><text:tab/>tan stopped us.) For who is our hope, our joy, our crown of pride (who but you?) in the presence of our Lord Jesus on his arrival?</text:span></text:p>
          </text:list-item>
          <text:list-item>
            <text:p text:style-name="P25"><text:span text:style-name="CharStyle14"><text:tab/>o Why, you, you are our glory p and joy! So, unable to bear it any longer, I made up my mind to be left behind at Athens</text:span></text:p>
          </text:list-item>
        </text:list>
        <text:list xml:id="list2229943737857360977" text:style-name="L3">
          <text:list-item>
            <text:p text:style-name="P26"><text:span text:style-name="CharStyle14"><text:tab/>all alone; I sent Timotheus our brother, a minister of God in the gospel of Christ, for your strengthening and encourage-</text:span></text:p>
          </text:list-item>
          <text:list-item>
            <text:p text:style-name="P26"><text:span text:style-name="CharStyle14"><text:tab/>ment in the faith, to prevent anyone from being disturbed by these troubles. (Troubles are</text:span></text:p>
          </text:list-item>
          <text:list-item>
            <text:p text:style-name="P27"><text:span text:style-name="CharStyle14"><text:tab/>our lot, you know that well; for we told you beforehand, when we were with you, that “we Christians are to have trouble” —and, as you know, it has been so.)</text:span></text:p>
          </text:list-item>
          <text:list-item>
            <text:p text:style-name="P22"><text:span text:style-name="CharStyle14"><text:tab/>Well then, unable to bear it</text:span></text:p>
          </text:list-item>
        </text:list>
        <text:p text:style-name="P7"><text:span text:style-name="CharStyle14">any longer, I sent to find out about your faith, lest the Tempt­er had tempted you and our la­bour had been thrown away. But when Timotheus reached 6 me a moment ago, on his return from you, bringing me the good news of your faith and love and of how you always remember me kindly, longing to see me as I long to see you, then, amid all 7 my own distress and trouble, I was cheered—this faith of yours encouraged me. It is life to me 8 now, if you stand firm in the Lord. How can I render thanks 9 enough to God for you, for all the joy you make me feel in presence of our God? Night and 10 day I pray specially that I may see your faces and supply what is defective in your faith. May n our God and Father and our Lord Jesus direct my way to you! And may the Lord make 12 you increase and excel in love to one another and to all men (as is my love for you), so as to 13 strengthen your hearts and make them blameless in holi­ness before our God and Father when our Lord Jesus comes with all his holy ones. Amen.</text:span></text:p>
        <text:p text:style-name="P11"><text:span text:style-name="CharStyle14">Finally, brothers, we beg and beseech you in the Lord </text:span><text:span text:style-name="CharStyle19">**} </text:span><text:span text:style-name="CharStyle14">Jesus to follow our instructions about the way you are to live, so as to satisfy God; you are leading that life, but you are to excel in it still further. You 2 remember the injunctions we gave you, by authority of the Lord Jesus. It is God’s will that 3 you should be consecrated, that you abstain from sexual vice, that each of you should learn to 4 take a wife for himself chastely and honourably, not to gratify 5 sensual passion like </text:span><text:span text:style-name="CharStyle19">the Gentiles in their ignorance of God;</text:span><text:span text:style-name="CharStyle14"> no one 6 is to defraud or overreach his</text:span></text:p>
        <text:p text:style-name="P28"><text:span text:style-name="CharStyle14">brother in this matter, for </text:span><text:span text:style-name="CharStyle19">the Lord avenges</text:span><text:span text:style-name="CharStyle14"> all these sins, as we told you already in our solemn protest against them.</text:span></text:p>
        <text:list xml:id="list6159879226786355458" text:style-name="L4">
          <text:list-item>
            <text:p text:style-name="P29"><text:span text:style-name="CharStyle14"><text:tab/>God did not call us to be im­pure, but to be consecrated;</text:span></text:p>
          </text:list-item>
          <text:list-item>
            <text:p text:style-name="P29"><text:span text:style-name="CharStyle14"><text:tab/>hence, he who disregards this, disregards not man but the God who gave you his holy Spirit.</text:span></text:p>
          </text:list-item>
          <text:list-item>
            <text:p text:style-name="P30"><text:span text:style-name="CharStyle14"><text:tab/>You need no one to write to you upon brotherly love, for you are yourselves taught by God to</text:span></text:p>
          </text:list-item>
        </text:list>
        <text:p text:style-name="P10"><text:span text:style-name="CharStyle14">io<text:tab/>love one another, as indeed is your practice towards all the brothers through all Mace­donia. We beseech you, broth­ers, to excel in this more and</text:span></text:p>
        <text:p text:style-name="P9"><text:span text:style-name="CharStyle14">n more; also, endeavour to live quietly, attend to your own busi­ness, and—as we charged you—</text:span></text:p>
        <text:list xml:id="list8285168107877344376" text:style-name="L5">
          <text:list-item>
            <text:p text:style-name="P31"><text:span text:style-name="CharStyle14"><text:tab/>work with your hands, so that your life may be respected by the outside world and be self- supporting.</text:span></text:p>
          </text:list-item>
          <text:list-item>
            <text:p text:style-name="P32"><text:span text:style-name="CharStyle14"><text:tab/>We would like you, brothers, to understand about those who are asleep in death; you must not grieve for them, like the rest</text:span></text:p>
          </text:list-item>
          <text:list-item>
            <text:p text:style-name="P33"><text:span text:style-name="CharStyle14"><text:tab/>of men who have no hope. Since we believe that Jesus died and rose again, then it follows that by means of Jesus God will bring with him those who have</text:span></text:p>
          </text:list-item>
          <text:list-item>
            <text:p text:style-name="P33"><text:span text:style-name="CharStyle14"><text:tab/>fallen asleep. For we tell you, as the Lord has told us, that we the living, who survive till the Lord comes, are by no means to take precedence of those who</text:span></text:p>
          </text:list-item>
          <text:list-item>
            <text:p text:style-name="P33"><text:span text:style-name="CharStyle14"><text:tab/>have fallen asleep. The Lord himself will descend from heaven with a loud summons, when the archangel calls and the trumpet of God sounds; the</text:span></text:p>
          </text:list-item>
          <text:list-item>
            <text:p text:style-name="P33"><text:span text:style-name="CharStyle14"><text:tab/>dead in Christ will rise first, and then we the living, who survive, will be caught up along with them in the clouds to meet the Lord in the air, and so we shall</text:span></text:p>
          </text:list-item>
          <text:list-item>
            <text:p text:style-name="P33"><text:span text:style-name="CharStyle14"><text:tab/>be with the Lord for ever. Now then, encourage one another with these words.</text:span></text:p>
          </text:list-item>
        </text:list>
        <text:p text:style-name="P14"><text:span text:style-name="CharStyle14">As regards the course and periods of time, brothers, you have no need of being written to. You know perfectly well that the 2 day of the Lord comes like a thief in the night; when ‘all’s 3 well’ and ‘all is safe’ are on the lips of men, then all of a sudden Destruction is upon them, like pangs on a pregnant woman— escape there is none. But, broth- 4 ers, you are not in the darkness, for the Day to surprise you like thieves; * you are all sons of the 5 Light and sons of the day. We do not belong to the night or the darkness. Well then, we 6 must not sleep like the rest of men, but be wakeful and sober; for sleepers sleep by night and 7 drunkards are drunk by night, but we must be sober, we who 8 belong to the day, </text:span><text:span text:style-name="CharStyle19">clad in</text:span><text:span text:style-name="CharStyle14"> faith and love as </text:span><text:span text:style-name="CharStyle19">our coat of mail, </text:span><text:span text:style-name="CharStyle14">with the hope of </text:span><text:span text:style-name="CharStyle19">salvation as our helmet</text:span><text:span text:style-name="CharStyle14">—for God destined us not 9 for Wrath but to gain salvation through our Lord Jesus Christ, who died for us that waking in 10 life or sleeping in death we should live together with him. Encourage one another, there- 11 fore, and let each edify the other —as indeed you are doing.</text:span></text:p>
        <text:p text:style-name="P14"><text:span text:style-name="CharStyle14">Brothers, we beg you to re- 12 spect those who are working among you, presiding over you in the Lord and maintaining discipline; hold them in special 13 esteem and affection, for the sake of their work. Be at peace among yourselves.</text:span></text:p>
        <text:p text:style-name="P14"><text:span text:style-name="CharStyle14">We beseech you, brothers, 14 keep a check upon loafers, en­courage the faint-hearted, sus­tain weak souls, and never lose your temper with anyone; see </text:span><text:span text:style-name="CharStyle23">IS </text:span><text:span text:style-name="CharStyle14">that none of you pays back evil for evil, but always aim at what is kind to one another and to all</text:span></text:p>
        <text:p text:style-name="P15"><text:span text:style-name="CharStyle25">* Reading xAintas.</text:span></text:p>
        <text:list xml:id="list8770888275570850682" text:style-name="L6">
          <text:list-item>
            <text:p text:style-name="P34"><text:span text:style-name="CharStyle27"><text:tab/>the world; rejoice at all</text:span></text:p>
          </text:list-item>
          <text:list-item>
            <text:p text:style-name="P35"><text:span text:style-name="CharStyle27"><text:tab/>times, never give up prayer,</text:span></text:p>
          </text:list-item>
          <text:list-item>
            <text:p text:style-name="P35"><text:span text:style-name="CharStyle27"><text:tab/>thank God for everything—such is his will for you in Christ</text:span></text:p>
          </text:list-item>
          <text:list-item>
            <text:p text:style-name="P36"><text:span text:style-name="CharStyle27"><text:tab/>Jesus; never quench the fire of</text:span></text:p>
          </text:list-item>
          <text:list-item>
            <text:p text:style-name="P37"><text:span text:style-name="CharStyle27"><text:tab/>the Spirit, never disdain pro-</text:span></text:p>
          </text:list-item>
          <text:list-item>
            <text:p text:style-name="P37"><text:soft-page-break/><text:span text:style-name="CharStyle27"><text:tab/>phetic revelations but test them</text:span></text:p>
          </text:list-item>
          <text:list-item>
            <text:p text:style-name="P37"><text:span text:style-name="CharStyle27"><text:tab/>all, retaining what is good and </text:span><text:span text:style-name="CharStyle28">abstaining from, whatever</text:span><text:span text:style-name="CharStyle27"> kind </text:span><text:span text:style-name="CharStyle28">is evil.</text:span></text:p>
          </text:list-item>
          <text:list-item>
            <text:p text:style-name="P37"><text:span text:style-name="CharStyle27"><text:tab/>May the God of peace conse­crate you through and through! Spirit, soul, and body, may you</text:span></text:p>
          </text:list-item>
        </text:list>
        <text:p text:style-name="P6"><text:span text:style-name="CharStyle27">be kept without break or blame till the arrival of our Lord Jesus Christ! He who calls you is 24 faithful, he will do this.</text:span></text:p>
        <text:p text:style-name="P13"><text:span text:style-name="CharStyle27">Pray for us too, brothers. as Salute every one of the broth- 26 ers with a holy kiss.</text:span></text:p>
        <text:p text:style-name="P13"><text:span text:style-name="CharStyle27">I adjure you by the Lord to 27 have this letter read aloud to all the holy brothers.</text:span></text:p>
        <text:p text:style-name="P11"><text:span text:style-name="CharStyle14">The grace of our Lord Jesus 28 Christ be with you. Am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Lucida Sans Unicode" svg:font-family="'Lucida Sans Unicode'"/>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letter-spacing="normal"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in" fo:text-indent="0.1665in" style:auto-text-indent="false"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035in" style:style-name="DropCap2"/>
      </style:paragraph-properties>
    </style:style>
    <style:style style:name="Body_20_text_20__28_4_29__20__2b__20_DropCap2" style:display-name="Body text (4) + DropCap2" style:family="paragraph" style:parent-style-name="Body_20_text_20__28_4_29_" style:master-page-name="">
      <style:paragraph-properties fo:margin-left="0.1807in" fo:margin-right="0in" fo:margin-top="0in" fo:margin-bottom="0in" loext:contextual-spacing="false" fo:text-indent="0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letter-spacing="normal"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7" style:family="text" style:parent-style-name="CharStyle6">
      <style:text-properties fo:color="#000000" style:text-position="0% 100%"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0%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5" style:family="text" style:parent-style-name="CharStyle14">
      <style:text-properties fo:color="#000000" style:text-position="0% 100%" style:font-name="David" fo:font-family="David" fo:font-size="10.5pt" fo:letter-spacing="normal" fo:language="en" fo:country="US" style:font-name-asian="David" style:font-family-asian="David" style:font-size-asian="10.5pt" style:language-asian="en" style:country-asian="US" style:font-name-complex="David" style:font-family-complex="David" style:font-size-complex="10.5pt" style:language-complex="en" style:country-complex="US" style:text-scale="100%"/>
    </style:style>
    <style:style style:name="DropCap2" style:family="text">
      <style:text-properties fo:color="#000000" style:text-line-through-style="none" style:text-line-through-type="none" style:text-position="38%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17" style:family="text" style:parent-style-name="CharStyle14">
      <style:text-properties fo:color="#000000" style:text-position="0% 100%" style:font-name="Lucida Sans Unicode" fo:font-family="'Lucida Sans Unicode'" fo:font-size="9pt" fo:letter-spacing="normal" fo:language="en" fo:country="US" fo:font-style="italic" fo:font-weight="normal" style:font-name-asian="Lucida Sans Unicode" style:font-family-asian="'Lucida Sans Unicode'" style:font-size-asian="9pt" style:language-asian="en" style:country-asian="US" style:font-style-asian="italic" style:font-weight-asian="normal" style:font-name-complex="Lucida Sans Unicode" style:font-family-complex="'Lucida Sans Unicode'" style:font-size-complex="9pt" style:language-complex="en" style:country-complex="US" style:font-style-complex="italic" style:font-weight-complex="normal" style:text-scale="100%"/>
    </style:style>
    <style:style style:name="CharStyle18" style:family="text" style:parent-style-name="CharStyle14">
      <style:text-properties fo:color="#000000" style:text-position="0% 100%" style:font-name="David" fo:font-family="David" fo:font-size="9.5pt" fo:letter-spacing="normal" fo:language="en" fo:country="US" fo:font-weight="bold" style:font-name-asian="David" style:font-family-asian="David" style:font-size-asian="9.5pt" style:language-asian="en" style:country-asian="US" style:font-weight-asian="bold" style:font-name-complex="David" style:font-family-complex="David" style:font-size-complex="9.5pt" style:language-complex="en" style:country-complex="US" style:font-weight-complex="bold" style:text-scale="100%"/>
    </style:style>
    <style:style style:name="CharStyle19"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0" style:family="text" style:parent-style-name="CharStyle14">
      <style:text-properties fo:color="#000000" style:text-position="0% 100%" fo:letter-spacing="normal" fo:language="en" fo:country="US" style:language-asian="en" style:country-asian="US" style:language-complex="en" style:country-complex="US" style:text-scale="100%"/>
    </style:style>
    <style:style style:name="CharStyle21" style:family="text" style:parent-style-name="CharStyle14">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22" style:family="text" style:parent-style-name="CharStyle14">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23" style:family="text" style:parent-style-name="CharStyle14">
      <style:text-properties fo:color="#000000" style:text-position="0% 100%" fo:font-size="6.5pt" fo:letter-spacing="normal" fo:language="en" fo:country="US" style:font-size-asian="6.5pt" style:language-asian="en" style:country-asian="US" style:font-size-complex="6.5pt" style:language-complex="en" style:country-complex="US" style:text-scale="100%"/>
    </style:style>
    <style:style style:name="CharStyle25"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2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8" style:family="text" style:parent-style-name="CharStyle27">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46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272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0528in" fo:margin-left="0in" fo:margin-right="0in" fo:margin-bottom="0in"/>
      </style:header-style>
      <style:footer-style>
        <style:header-footer-properties fo:min-height="3.4827in" fo:margin-left="0in" fo:margin-right="0in" fo:margin-top="3.482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98in" fo:margin-left="0in" fo:margin-right="0in" fo:margin-bottom="0in"/>
      </style:header-style>
      <style:footer-style>
        <style:header-footer-properties fo:min-height="3.5346in" fo:margin-left="0in" fo:margin-right="0in" fo:margin-top="3.5346in"/>
      </style:footer-style>
    </style:page-layout>
  </office:automatic-styles>
  <office:master-styles>
    <style:master-page style:name="Standard" style:page-layout-name="Mpm1"/>
    <style:master-page style:name="PageStyle0" style:page-layout-name="Mpm2">
      <style:header>
        <text:p text:style-name="MP1"/>
      </style:header>
      <style:footer>
        <text:p text:style-name="MP2"><draw:frame draw:style-name="Mfr1" draw:name="Frame1" text:anchor-type="paragraph" svg:x="4.3783in" svg:y="7.5236in" draw:z-index="0"><draw:text-box fo:min-height="0.0866in" fo:min-width="0.1736in"><text:p text:style-name="MP3"><text:page-number text:select-page="current">255</text:page-number></text:p></draw:text-box></draw:frame></text:p>
      </style:footer>
    </style:master-page>
    <style:master-page style:name="PageStyle1" style:page-layout-name="Mpm3">
      <style:header>
        <text:p text:style-name="MP1"><draw:frame draw:style-name="Mfr1" draw:name="1" text:anchor-type="paragraph" svg:x="2.0634in" svg:y="0.6346in" draw:z-index="0"><draw:text-box fo:min-height="0.1201in" fo:min-width="2.7465in"><text:p text:style-name="MP4"><text:page-number text:select-page="current">257</text:page-number><text:span text:style-name="CharStyle7"><text:tab/>1 THESSALONIANS 4</text:span></text:p></draw:text-box></draw:frame></text:p>
      </style:header>
      <style:header-left>
        <text:p text:style-name="MP1"><draw:frame draw:style-name="Mfr1" draw:name="2" text:anchor-type="paragraph" svg:x="2.0634in" svg:y="0.6346in" draw:z-index="1"><draw:text-box fo:min-height="0.1201in" fo:min-width="2.7465in"><text:p text:style-name="MP4"><text:page-number text:select-page="current">256</text:page-number><text:span text:style-name="CharStyle7"><text:tab/>1 THESSALONIANS 4</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3" text:anchor-type="paragraph" svg:x="3.4665in" svg:y="0.6346in" draw:z-index="2"><draw:text-box fo:min-height="0.1201in" fo:min-width="2.7264in"><text:p text:style-name="MP5"><text:span text:style-name="CharStyle7">1 THESSALONIANS 5<text:tab/></text:span><text:page-number text:select-page="current">259</text:page-number></text:p></draw:text-box></draw:frame></text:p>
      </style:header>
      <style:header-left>
        <text:p text:style-name="MP1"><draw:frame draw:style-name="Mfr1" draw:name="4" text:anchor-type="paragraph" svg:x="2.0654in" svg:y="0.6453in" draw:z-index="3"><draw:text-box fo:min-height="0.1098in" fo:min-width="2.7264in"><text:p text:style-name="MP5"><text:page-number text:select-page="current">258</text:page-number><text:span text:style-name="CharStyle7"><text:tab/>1 THESSALONIANS 5</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4" meta:paragraph-count="56" meta:word-count="1979" meta:character-count="9911" meta:non-whitespace-character-count="7997"/>
    <meta:generator>LibreOffice/4.4.5.2$Windows_x86 LibreOffice_project/a22f674fd25a3b6f45bdebf25400ed2adff0ff99</meta:generator>
  </office:meta>
</office:document-meta>
</file>